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e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HashMap</text:p>
          </table:table-cell>
          <table:table-cell office:value-type="string" calcext:value-type="string">
            <text:p>https://leetcode.com/problems/design-hashmap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]/[.E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Consecutive Ones</text:p>
          </table:table-cell>
          <table:table-cell office:value-type="string" calcext:value-type="string">
            <text:p>https://leetcode.com/problems/max-consecutive-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7]/[.E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d Numbers with Even Number of Digits</text:p>
          </table:table-cell>
          <table:table-cell office:value-type="string" calcext:value-type="string">
            <text:p>https://leetcode.com/problems/find-numbers-with-even-number-of-digit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]/[.E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Elements</text:p>
          </table:table-cell>
          <table:table-cell office:value-type="string" calcext:value-type="string">
            <text:p>https://leetcode.com/problems/remove-ele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9]/[.E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Mountain Array</text:p>
          </table:table-cell>
          <table:table-cell office:value-type="string" calcext:value-type="string">
            <text:p>https://leetcode.com/problems/valid-mountai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0]/[.E60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ichest Customer Wealth</text:p>
          </table:table-cell>
          <table:table-cell office:value-type="string" calcext:value-type="string">
            <text:p>https://leetcode.com/problems/richest-customer-wealth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1]/[.E6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place Elements with Greatest Element on Right Side</text:p>
          </table:table-cell>
          <table:table-cell office:value-type="string" calcext:value-type="string">
            <text:p>https://leetcode.com/problems/replace-elements-with-greatest-element-on-right-sid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62]/[.E6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Third Maximum Number</text:p>
          </table:table-cell>
          <table:table-cell office:value-type="string" calcext:value-type="string">
            <text:p>https://leetcode.com/problems/third-maximum-number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63]/[.E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 By Array Parity</text:p>
          </table:table-cell>
          <table:table-cell office:value-type="string" calcext:value-type="string">
            <text:p>https://leetcode.com/problems/sort-array-by-parit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4]/[.E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https://leetcode.com/problems/remove-duplicates-from-sorted-array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]/[.E6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al Parser Interpretation</text:p>
          </table:table-cell>
          <table:table-cell office:value-type="string" calcext:value-type="string">
            <text:p>https://leetcode.com/problems/goal-parser-interpretation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6]/[.E6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nt of Matches in Tournament</text:p>
          </table:table-cell>
          <table:table-cell office:value-type="string" calcext:value-type="string">
            <text:p>https://leetcode.com/problems/count-of-matches-in-tourna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7]/[.E67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otate String</text:p>
          </table:table-cell>
          <table:table-cell office:value-type="string" calcext:value-type="string">
            <text:p>https://leetcode.com/problems/rotat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68]/[.E68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mplement StrStr</text:p>
          </table:table-cell>
          <table:table-cell office:value-type="string" calcext:value-type="string">
            <text:p>https://leetcode.com/problems/implement-strst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9]/[.E6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 Pressed Name</text:p>
          </table:table-cell>
          <table:table-cell office:value-type="string" calcext:value-type="string">
            <text:p>https://leetcode.com/problems/long-pressed-nam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0]/[.E70]" office:value-type="float" office:value="1" calcext:value-type="float">
            <text:p>1</text:p>
          </table:table-cell>
        </table:table-row>
        <table:table-row table:style-name="ro1" table:number-rows-repeated="30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1]/[.E10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2]/[.E102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3]/[.E103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4]/[.E104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105]/[.E1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x Consecutive Ones II</text:p>
          </table:table-cell>
          <table:table-cell office:value-type="string" calcext:value-type="string">
            <text:p>https://leetcode.com/problems/max-consecutive-ones-ii/submission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07]/[.E107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13:23:43.220860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1-01-08T13:24:07.448314486</dc:date>
    <meta:editing-duration>P3DT6H47M25S</meta:editing-duration>
    <meta:editing-cycles>119</meta:editing-cycles>
    <meta:generator>LibreOffice/7.0.2.2$Linux_X86_64 LibreOffice_project/00$Build-2</meta:generator>
    <meta:document-statistic meta:table-count="1" meta:cell-count="530" meta:object-count="0"/>
  </office:meta>
</office:document-meta>
</file>